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/>
    </style:style>
    <style:style style:name="ce4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7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6" style:family="table-cell" style:parent-style-name="Excel_32_Built-in_32_Normal" style:data-style-name="N37">
      <style:table-cell-properties fo:border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7">
      <style:table-cell-properties fo:border="thin solid #000000" style:vertical-align="middle" fo:wrap-option="wrap" fo:background-color="#FDEADA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7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9" style:family="table-cell" style:parent-style-name="Excel_32_Built-in_32_Hyperlink" style:data-style-name="N37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FF" style:font-name="Calibri" style:font-name-asian="Calibri" style:font-name-complex="Calibri" style:text-underline-style="solid" style:text-underline-type="single"/>
    </style:style>
    <style:style style:name="ce10" style:family="table-cell" style:parent-style-name="Excel_32_Built-in_32_Hyperlink" style:data-style-name="N37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/>
    </style:style>
    <style:style style:name="ce11" style:family="table-cell" style:parent-style-name="Excel_32_Built-in_32_Normal" style:data-style-name="N37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7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7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6.29708333333333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4.78895833333333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1.349375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0.24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9pt" style:use-optimal-row-height="fals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2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5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492in" fo:padding-bottom="0.0492in" fo:padding-left="0.0984in" fo:padding-right="0.0984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openzer_Testca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number-columns-repeated="1010" table:default-cell-style-name="ce2"/>
        <table:table-column table:style-name="co15" table:number-columns-repeated="15360" table:default-cell-style-name="ce1"/>
        <table:table-row table:style-name="ro1">
          <table:table-cell table:number-columns-spanned="4" table:number-rows-spanned="4" table:style-name="ce14"/>
          <table:covered-table-cell table:number-columns-repeated="3"/>
          <table:table-cell office:value-type="string" table:style-name="ce3">
            <text:p>Date</text:p>
          </table:table-cell>
          <table:table-cell office:value-type="date" office:date-value="2022-11-19T00:00:00" table:style-name="ce4">
            <text:p>Nov 19, 22</text:p>
          </table:table-cell>
          <table:table-cell table:number-columns-spanned="8" table:number-rows-spanned="4" table:style-name="ce14"/>
          <table:covered-table-cell table:number-columns-repeated="7"/>
          <table:table-cell table:number-columns-repeated="16370"/>
        </table:table-row>
        <table:table-row table:style-name="ro1">
          <table:covered-table-cell/>
          <table:covered-table-cell table:number-columns-repeated="3"/>
          <table:table-cell office:value-type="string" table:style-name="ce5">
            <text:p>Team ID</text:p>
          </table:table-cell>
          <table:table-cell office:value-type="string" table:style-name="ce5">
            <text:p>PNT2022TMID23263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1">
          <table:covered-table-cell/>
          <table:covered-table-cell table:number-columns-repeated="3"/>
          <table:table-cell office:value-type="string" table:style-name="ce3">
            <text:p>Project Name</text:p>
          </table:table-cell>
          <table:table-cell office:value-type="string" table:style-name="ce5">
            <text:p>Analytics in Hospital Health Care Data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1">
          <table:covered-table-cell/>
          <table:covered-table-cell table:number-columns-repeated="3"/>
          <table:table-cell office:value-type="string" table:style-name="ce5">
            <text:p>Maximum Marks</text:p>
          </table:table-cell>
          <table:table-cell office:value-type="string" table:style-name="ce6">
            <text:p>4 marks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2">
          <table:table-cell office:value-type="string" table:style-name="ce7">
            <text:p>Test case ID</text:p>
            <draw:custom-shape svg:x="0.4815in" svg:y="0.1154in" svg:width="0.2016in" svg:height="0.289in" draw:z-index="1" draw:id="id0" draw:style-name="a2" draw:name="TextBox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office:value-type="string" table:style-name="ce7">
            <text:p>Feature Type</text:p>
          </table:table-cell>
          <table:table-cell office:value-type="string" table:style-name="ce7">
            <text:p>Component</text:p>
          </table:table-cell>
          <table:table-cell office:value-type="string" table:style-name="ce7">
            <text:p><text:s/>Test Scenario</text:p>
          </table:table-cell>
          <table:table-cell office:value-type="string" table:style-name="ce7">
            <text:p>Pre-Requisite</text:p>
          </table:table-cell>
          <table:table-cell office:value-type="string" table:style-name="ce7">
            <text:p>Steps To Execute</text:p>
          </table:table-cell>
          <table:table-cell office:value-type="string" table:style-name="ce7">
            <text:p>Test Data</text:p>
          </table:table-cell>
          <table:table-cell office:value-type="string" table:style-name="ce7">
            <text:p>Expected Result</text:p>
          </table:table-cell>
          <table:table-cell office:value-type="string" table:style-name="ce7">
            <text:p>Actual Result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Commnets</text:p>
          </table:table-cell>
          <table:table-cell office:value-type="string" table:style-name="ce7">
            <text:p>TC for Automation(Y/N)</text:p>
          </table:table-cell>
          <table:table-cell office:value-type="string" table:style-name="ce7">
            <text:p>BUG ID</text:p>
          </table:table-cell>
          <table:table-cell office:value-type="string" table:style-name="ce7">
            <text:p>Executed By</text:p>
          </table:table-cell>
          <table:table-cell table:number-columns-repeated="16370" table:style-name="ce7"/>
        </table:table-row>
        <table:table-row table:style-name="ro3">
          <table:table-cell office:value-type="string" table:style-name="ce2">
            <text:p>City_Code</text:p>
          </table:table-cell>
          <table:table-cell office:value-type="string" table:style-name="ce2">
            <text:p>Dashboard/report,report</text:p>
          </table:table-cell>
          <table:table-cell office:value-type="string" table:style-name="ce2">
            <text:p>Cognos</text:p>
            <text:p>Analytics</text:p>
          </table:table-cell>
          <table:table-cell office:value-type="string" table:style-name="ce2">
            <text:p>Verify the</text:p>
            <text:p>dataset for</text:p>
            <text:p>accurate</text:p>
            <text:p>performance</text:p>
          </table:table-cell>
          <table:table-cell office:value-type="string" table:style-name="ce2">
            <text:p>Aquality</text:p>
            <text:p>dataset</text:p>
          </table:table-cell>
          <table:table-cell office:value-type="string" table:style-name="ce8">
            <text:p>1.Upload the dataset</text:p>
            <text:p>2.Explore the data</text:p>
            <text:p>3.Create dashboard</text:p>
          </table:table-cell>
          <table:table-cell office:value-type="string" table:style-name="ce9">
            <text:p>https://github.com/IBM-EPBL/IBM-Project-17670-1659675014/blob/main/Final%20Deliverables/dataset/test_data.csv</text:p>
          </table:table-cell>
          <table:table-cell office:value-type="string" table:style-name="ce8">
            <text:p>Accurate</text:p>
            <text:p>Prediction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Cognos analytics <text:s/>to accurate predict of patients</text:p>
            <text:p>City_Code<text:s text:c="7"/>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Suja S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Avslisble Extra Roomin Hospital</text:p>
          </table:table-cell>
          <table:table-cell office:value-type="string" table:style-name="ce2">
            <text:p>Dashboard/report,report</text:p>
          </table:table-cell>
          <table:table-cell office:value-type="string" table:style-name="ce2">
            <text:p>Cognos</text:p>
            <text:p>Analytics</text:p>
          </table:table-cell>
          <table:table-cell office:value-type="string" table:style-name="ce2">
            <text:p>Verify the</text:p>
            <text:p>dataset for</text:p>
            <text:p>accurate</text:p>
            <text:p>performance</text:p>
          </table:table-cell>
          <table:table-cell office:value-type="string" table:style-name="ce2">
            <text:p>Aquality</text:p>
            <text:p>dataset</text:p>
          </table:table-cell>
          <table:table-cell office:value-type="string" table:style-name="ce8">
            <text:p>1.Upload the dataset</text:p>
            <text:p>2.Explore the data</text:p>
            <text:p>3.Create dashboard</text:p>
          </table:table-cell>
          <table:table-cell office:value-type="string" table:style-name="ce9">
            <text:p><text:a xlink:href="https://github.com/IBM-EPBL/IBM-Project-17670-1659675014/blob/main/Final%20Deliverables/dataset/test_data.csv">https://github.com/IBM-EPBL/IBM-Project-17670-1659675014/blob/main/Final%20Deliverables/dataset/test_data.csv</text:a></text:p>
          </table:table-cell>
          <table:table-cell office:value-type="string" table:style-name="ce8">
            <text:p>Accurate</text:p>
            <text:p>Prediction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Cognos analytics <text:s/>to accurate predict of patients Avslisble Extra Roomin Hospita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Subalakshmi G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Department</text:p>
          </table:table-cell>
          <table:table-cell office:value-type="string" table:style-name="ce2">
            <text:p>Dashboard/report,report</text:p>
          </table:table-cell>
          <table:table-cell office:value-type="string" table:style-name="ce2">
            <text:p>Cognos</text:p>
            <text:p>Analytics</text:p>
          </table:table-cell>
          <table:table-cell office:value-type="string" table:style-name="ce2">
            <text:p>Verify the</text:p>
            <text:p>dataset for</text:p>
            <text:p>accurate</text:p>
            <text:p>performances</text:p>
          </table:table-cell>
          <table:table-cell office:value-type="string" table:style-name="ce2">
            <text:p>Aquality</text:p>
            <text:p>dataset</text:p>
          </table:table-cell>
          <table:table-cell office:value-type="string" table:style-name="ce8">
            <text:p>1.Upload the dataset</text:p>
            <text:p>2.Explore the data</text:p>
            <text:p>3.Create dashboard</text:p>
          </table:table-cell>
          <table:table-cell office:value-type="string" table:style-name="ce10">
            <text:p><text:a xlink:href="https://github.com/IBM-EPBL/IBM-Project-17670-1659675014/blob/main/Final%20Deliverables/dataset/test_data.csv">https://github.com/IBM-EPBL/IBM-Project-17670-1659675014/blob/main/Final%20Deliverables/dataset/test_data.csv</text:a></text:p>
          </table:table-cell>
          <table:table-cell office:value-type="string" table:style-name="ce8">
            <text:p>Accurate</text:p>
            <text:p>Prediction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Cognos analytics <text:s/>to accurate predict of patients Department in <text:s/>Hospita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Subhiksha s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Ward_Type</text:p>
          </table:table-cell>
          <table:table-cell office:value-type="string" table:style-name="ce2">
            <text:p>Dashboard/report,report</text:p>
          </table:table-cell>
          <table:table-cell office:value-type="string" table:style-name="ce2">
            <text:p>Cognos</text:p>
            <text:p>Analytics</text:p>
          </table:table-cell>
          <table:table-cell office:value-type="string" table:style-name="ce2">
            <text:p>Verify the</text:p>
            <text:p>dataset for</text:p>
            <text:p>accurate</text:p>
            <text:p>performance</text:p>
          </table:table-cell>
          <table:table-cell office:value-type="string" table:style-name="ce2">
            <text:p>Aquality</text:p>
            <text:p>dataset</text:p>
          </table:table-cell>
          <table:table-cell office:value-type="string" table:style-name="ce8">
            <text:p>1.Upload the dataset</text:p>
            <text:p>2.Explore the data</text:p>
            <text:p>3.Create dashboard</text:p>
          </table:table-cell>
          <table:table-cell office:value-type="string" table:style-name="ce10">
            <text:p><text:a xlink:href="https://github.com/IBM-EPBL/IBM-Project-17670-1659675014/blob/main/Final%20Deliverables/dataset/test_data.csv">https://github.com/IBM-EPBL/IBM-Project-17670-1659675014/blob/main/Final%20Deliverables/dataset/test_data.csv</text:a></text:p>
          </table:table-cell>
          <table:table-cell office:value-type="string" table:style-name="ce8">
            <text:p>Accurate</text:p>
            <text:p>Prediction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Cognos</text:p>
            <text:p>analytics <text:s/>to accurate predict of patients Ward_Typ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Thaarani S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Bed Grade</text:p>
          </table:table-cell>
          <table:table-cell office:value-type="string" table:style-name="ce2">
            <text:p>Dashboard/report,report</text:p>
          </table:table-cell>
          <table:table-cell office:value-type="string" table:style-name="ce2">
            <text:p>Cognos</text:p>
            <text:p>Analytics</text:p>
          </table:table-cell>
          <table:table-cell office:value-type="string" table:style-name="ce2">
            <text:p>Verify the</text:p>
            <text:p>dataset for</text:p>
            <text:p>accurate</text:p>
            <text:p>performance</text:p>
          </table:table-cell>
          <table:table-cell office:value-type="string" table:style-name="ce2">
            <text:p>Aquality</text:p>
            <text:p>dataset</text:p>
          </table:table-cell>
          <table:table-cell office:value-type="string" table:style-name="ce8">
            <text:p>1.Upload the dataset</text:p>
            <text:p>2.Explore the data</text:p>
            <text:p>3.Create dashboard</text:p>
          </table:table-cell>
          <table:table-cell office:value-type="string" table:style-name="ce10">
            <text:p>https://github.com/IBM-EPBL/IBM-Project-17670-1659675014/blob/main/Final%20Deliverables/dataset/test_data.csv</text:p>
          </table:table-cell>
          <table:table-cell office:value-type="string" table:style-name="ce8">
            <text:p>Accurate</text:p>
            <text:p>Prediction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Some datas are not accurat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Suja S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Type of Admission</text:p>
            <draw:custom-shape svg:x="0.4815in" svg:y="0.1681in" svg:width="0.2016in" svg:height="0.8898in" draw:z-index="2" draw:id="id1" draw:style-name="a5" draw:name="TextBox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3" draw:id="id2" draw:style-name="a8" draw:name="TextBox 3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4" draw:id="id3" draw:style-name="a11" draw:name="TextBox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5" draw:id="id4" draw:style-name="a14" draw:name="TextBox 5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6" draw:id="id5" draw:style-name="a17" draw:name="TextBox 6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7" draw:id="id6" draw:style-name="a20" draw:name="TextBox 7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8" draw:id="id7" draw:style-name="a23" draw:name="TextBox 8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9" draw:id="id8" draw:style-name="a26" draw:name="TextBox 9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0" draw:id="id9" draw:style-name="a29" draw:name="TextBox 10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1" draw:id="id10" draw:style-name="a32" draw:name="TextBox 11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2" draw:id="id11" draw:style-name="a35" draw:name="TextBox 12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3" draw:id="id12" draw:style-name="a38" draw:name="TextBox 13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4" draw:id="id13" draw:style-name="a41" draw:name="TextBox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5" draw:id="id14" draw:style-name="a44" draw:name="TextBox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6" draw:id="id15" draw:style-name="a47" draw:name="TextBox 16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7" draw:id="id16" draw:style-name="a50" draw:name="TextBox 17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8" draw:id="id17" draw:style-name="a53" draw:name="TextBox 18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19" draw:id="id18" draw:style-name="a56" draw:name="TextBox 19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20" draw:id="id19" draw:style-name="a59" draw:name="TextBox 20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21" draw:id="id20" draw:style-name="a62" draw:name="TextBox 21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22" draw:id="id21" draw:style-name="a65" draw:name="TextBox 22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815in" svg:y="0.1681in" svg:width="0.2016in" svg:height="0.8898in" draw:z-index="23" draw:id="id22" draw:style-name="a68" draw:name="TextBox 23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office:value-type="string" table:style-name="ce2">
            <text:p>Dashboard/report,report</text:p>
          </table:table-cell>
          <table:table-cell office:value-type="string" table:style-name="ce2">
            <text:p>Cognos</text:p>
            <text:p>Analytics</text:p>
          </table:table-cell>
          <table:table-cell office:value-type="string" table:style-name="ce2">
            <text:p>Verify the</text:p>
            <text:p>dataset for</text:p>
            <text:p>accurate</text:p>
            <text:p>performance</text:p>
          </table:table-cell>
          <table:table-cell office:value-type="string" table:style-name="ce2">
            <text:p>Aquality</text:p>
            <text:p>dataset</text:p>
          </table:table-cell>
          <table:table-cell office:value-type="string" table:style-name="ce8">
            <text:p>1.Upload the dataset</text:p>
            <text:p>2.Explore the data</text:p>
            <text:p>3.Create dashboard</text:p>
          </table:table-cell>
          <table:table-cell office:value-type="string" table:style-name="ce10">
            <text:p><text:a xlink:href="https://github.com/IBM-EPBL/IBM-Project-17670-1659675014/blob/main/Final%20Deliverables/dataset/test_data.csv">https://github.com/IBM-EPBL/IBM-Project-17670-1659675014/blob/main/Final%20Deliverables/dataset/test_data.csv</text:a></text:p>
          </table:table-cell>
          <table:table-cell office:value-type="string" table:style-name="ce8">
            <text:p>Accurate</text:p>
            <text:p>Prediction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Cognos analytics<text:s text:c="2"/></text:p>
            <text:p>to accurate</text:p>
            <text:p>predict of Type of Admission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Thaarani S</text:p>
          </table:table-cell>
          <table:table-cell table:number-columns-repeated="16370"/>
        </table:table-row>
        <table:table-row table:number-rows-repeated="3" table:style-name="ro1">
          <table:table-cell table:number-columns-repeated="3" table:style-name="ce11"/>
          <table:table-cell table:style-name="ce12"/>
          <table:table-cell table:number-columns-repeated="3" table:style-name="ce11"/>
          <table:table-cell table:style-name="ce13"/>
          <table:table-cell table:number-columns-repeated="16376" table:style-name="ce11"/>
        </table:table-row>
        <table:table-row table:number-rows-repeated="2" table:style-name="ro1">
          <table:table-cell table:number-columns-repeated="7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number-rows-repeated="9" table:style-name="ro1">
          <table:table-cell table:number-columns-repeated="7"/>
          <table:table-cell table:style-name="ce8"/>
          <table:table-cell table:number-columns-repeated="16376"/>
        </table:table-row>
        <table:table-row table:number-rows-repeated="6" table:style-name="ro4">
          <table:table-cell table:number-columns-repeated="7"/>
          <table:table-cell table:style-name="ce8"/>
          <table:table-cell table:number-columns-repeated="16376"/>
        </table:table-row>
        <table:table-row table:number-rows-repeated="1048545" table:style-name="ro4">
          <table:table-cell table:number-columns-repeated="16384"/>
        </table:table-row>
      </table:table>
      <table:table table:name="Testscearnios" table:style-name="ta1">
        <table:table-column table:style-name="co16" table:default-cell-style-name="ce15"/>
        <table:table-column table:style-name="co17" table:default-cell-style-name="ce15"/>
        <table:table-column table:style-name="co16" table:number-columns-repeated="1022" table:default-cell-style-name="ce15"/>
        <table:table-column table:style-name="co15" table:number-columns-repeated="15360" table:default-cell-style-name="ce1"/>
        <table:table-row table:number-rows-repeated="2" table:style-name="ro4">
          <table:table-cell table:number-columns-repeated="16384"/>
        </table:table-row>
        <table:table-row table:style-name="ro1">
          <table:table-cell table:style-name="ce15"/>
          <table:table-cell office:value-type="string" table:style-name="ce16">
            <text:p>Test Scenarios</text:p>
          </table:table-cell>
          <table:table-cell table:number-columns-repeated="1638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Verify user is able to see login page</text:p>
          </table:table-cell>
          <table:table-cell table:number-columns-repeated="16382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Verify user is able to loginto application or not?</text:p>
          </table:table-cell>
          <table:table-cell table:number-columns-repeated="1638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Verify user is able to navigate to create your account page?</text:p>
          </table:table-cell>
          <table:table-cell table:number-columns-repeated="1638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Verify user is able to recovery password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Veriify login page elements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table:style-name="ce15"/>
          <table:table-cell office:value-type="string" table:style-name="ce16">
            <text:p>Search</text:p>
          </table:table-cell>
          <table:table-cell table:number-columns-repeated="1638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Verify user is able to search by entering keywords in search box</text:p>
          </table:table-cell>
          <table:table-cell table:number-columns-repeated="16382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Verify user is able to see suggestions based on keyword entered in search box</text:p>
          </table:table-cell>
          <table:table-cell table:number-columns-repeated="1638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Verify user is able to see related auto suggestions displaying based on keyword entered in search box</text:p>
          </table:table-cell>
          <table:table-cell table:number-columns-repeated="1638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Verify user is able to see no matches found message when no results are matching with entered keyword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Verify user is able to see seach detailed page when nothing entered in textbox</text:p>
          </table:table-cell>
          <table:table-cell table:number-columns-repeated="16382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SG">
      <number:month number:textual="true"/>
      <number:text> </number:text>
      <number:day/>
      <number:text>, </number:text>
      <number:year/>
    </number:date-style>
    <number:number-style style:name="N37" number:language="en" number:country="SG">
      <number:number number:min-integer-digits="1"/>
    </number:number-style>
    <number:currency-style style:name="N38P0">
      <number:currency-symbol>$</number:currency-symbol>
      <number:number number:decimal-places="2" number:min-integer-digits="1" number:grouping="true"/>
    </number:currency-style>
    <number:currency-style style:name="N3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37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Hp</dc:creator>
    <meta:creation-date>2022-11-22T07:20:01Z</meta:creation-date>
    <dc:date>2022-11-22T07:20:01Z</dc:date>
  </office:meta>
</office:document-meta>
</file>